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list-style-name="WW8Num1"/>
    <style:style style:name="P3" style:family="paragraph" style:parent-style-name="Standard" style:list-style-name="WW8Num1">
      <style:text-properties style:text-line-through-style="solid"/>
    </style:style>
    <style:style style:name="P4" style:family="paragraph" style:parent-style-name="Standard" style:list-style-name="WW8Num1">
      <style:text-properties style:text-line-through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ce k inteligentní galerii [#2]</text:p>
      <text:list xml:id="list1863583745" text:style-name="WW8Num1">
        <text:list-item>
          <text:p text:style-name="P2">V configu se bude nastavovat:</text:p>
          <text:list>
            <text:list-item>
              <text:p text:style-name="P3">Max width a max height miniatury</text:p>
            </text:list-item>
            <text:list-item>
              <text:p text:style-name="P3">Max width a max height full náhledu (včetně 0x0 = původní rozměry)</text:p>
            </text:list-item>
            <text:list-item>
              <text:p text:style-name="P3">Název galerie</text:p>
            </text:list-item>
            <text:list-item>
              <text:p text:style-name="P4">Názvy složek zůstávájí</text:p>
            </text:list-item>
          </text:list>
        </text:list-item>
        <text:list-item>
          <text:p text:style-name="P2">Všechny cesty složek budou bez mezer – místo mezery pomlčka, to samé v názvech obázků</text:p>
        </text:list-item>
        <text:list-item>
          <text:p text:style-name="P2">Rewrite na názvy složek</text:p>
        </text:list-item>
        <text:list-item>
          <text:p text:style-name="P2">Inteligentní konverze názvů souborů a složek na bezpečné názvy</text:p>
        </text:list-item>
        <text:list-item>
          <text:p text:style-name="P2">Podpora všech dostupných formátů (jpg, jpeg, png, bmp, gif, apod.)</text:p>
        </text:list-item>
        <text:list-item>
          <text:p text:style-name="P2">Musí být zaručeno vygenerování všech obrázků i když se ve složce objeví několik různých formátů</text:p>
        </text:list-item>
        <text:list-item>
          <text:p text:style-name="P2">Systém ochrany zdrojových souborů – aby bylo možné přidělit ftp přístup uživatele do subdomény, ale aby zdrojové soubory neviděl (nastavení do configu)</text:p>
        </text:list-item>
        <text:list-item>
          <text:p text:style-name="P2">Musí být zaručeno stoprocentní vygenerování všech obrázků ve složce</text:p>
        </text:list-item>
        <text:list-item>
          <text:p text:style-name="P2">přihlášení do adminu první vychozima loginama, po prvnim prihlaseni se prinuti zmenit loginy do adminu</text:p>
        </text:list-item>
        <text:list-item>
          <text:p text:style-name="P2">první krok kontrola nazvu složky (úprava názvu)</text:p>
        </text:list-item>
        <text:list-item>
          <text:p text:style-name="P2">druhy krok vytváření miniatur</text:p>
        </text:list-item>
        <text:list-item>
          <text:p text:style-name="P2">třetí krok zveřejnění složk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8Num1z0" style:family="text">
      <style:text-properties style:font-name="Times New Roman" style:font-name-asian="SimSu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arametry k inteligentní galerii [#1]</dc:title>
    <meta:initial-creator>Fugess</meta:initial-creator>
    <meta:creation-date>2011-03-09T09:36:00</meta:creation-date>
    <dc:creator>geniv </dc:creator>
    <dc:date>2011-04-05T16:51:22</dc:date>
    <meta:editing-cycles>19</meta:editing-cycles>
    <meta:editing-duration>PT02H47M38S</meta:editing-duration>
    <meta:generator>OpenOffice.org/3.2$Linux OpenOffice.org_project/320m12$Build-9483</meta:generator>
    <meta:document-statistic meta:table-count="0" meta:image-count="0" meta:object-count="0" meta:page-count="1" meta:paragraph-count="17" meta:word-count="163" meta:character-count="972"/>
    <meta:user-defined meta:name="Informace 1"/>
    <meta:user-defined meta:name="Informace 2"/>
    <meta:user-defined meta:name="Informace 3"/>
    <meta:user-defined meta:name="Informace 4"/>
  </office:meta>
</office:document-meta>
</file>